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P62" style:parent-style-name="Standard" style:family="paragraph">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font-weight="bold" style:font-weight-asian="bold" style:font-weight-complex="bold"/>
    </style:style>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P77" style:parent-style-name="Standard" style:family="paragraph">
      <style:text-properties fo:font-weight="bold" style:font-weight-asian="bold" style:font-weight-complex="bold"/>
    </style:style>
    <style:style style:name="P78" style:parent-style-name="Standard" style:family="paragraph">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P83" style:parent-style-name="Standard" style:family="paragraph">
      <style:text-properties fo:font-weight="bold" style:font-weight-asian="bold" style:font-weight-complex="bold"/>
    </style:style>
    <style:style style:name="P84" style:parent-style-name="Standard" style:family="paragraph">
      <style:text-properties fo:font-weight="bold" style:font-weight-asian="bold" style:font-weight-complex="bold"/>
    </style:style>
    <style:style style:name="P85" style:parent-style-name="Standard" style:family="paragraph">
      <style:text-properties fo:font-weight="bold" style:font-weight-asian="bold" style:font-weight-complex="bold"/>
    </style:style>
    <style:style style:name="T86" style:parent-style-name="DefaultParagraphFont" style:family="text">
      <style:text-properties style:text-position="super 66.6%"/>
    </style:style>
    <style:style style:name="T87" style:parent-style-name="DefaultParagraphFont" style:family="text">
      <style:text-properties style:text-position="super 66.6%"/>
    </style:style>
    <style:style style:name="T88" style:parent-style-name="DefaultParagraphFont" style:family="text">
      <style:text-properties style:text-position="super 66.6%"/>
    </style:style>
    <style:style style:name="P89" style:parent-style-name="Standard" style:family="paragraph">
      <style:text-properties fo:font-weight="bold" style:font-weight-asian="bold" style:font-weight-complex="bold"/>
    </style:style>
    <style:style style:name="P90" style:parent-style-name="Standard" style:family="paragraph">
      <style:text-properties fo:font-weight="bold" style:font-weight-asian="bold" style:font-weight-complex="bold"/>
    </style:style>
    <style:style style:name="P91" style:parent-style-name="Standard" style:family="paragraph">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P94" style:parent-style-name="Standard" style:family="paragraph">
      <style:text-properties fo:font-weight="bold" style:font-weight-asian="bold" style:font-weight-complex="bold"/>
    </style:style>
    <style:style style:name="P95" style:parent-style-name="Standard" style:family="paragraph">
      <style:text-properties fo:font-weight="bold" style:font-weight-asian="bold" style:font-weight-complex="bold"/>
    </style:style>
    <style:style style:name="P96" style:parent-style-name="Standard" style:family="paragraph">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P100" style:parent-style-name="Standard" style:family="paragraph">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P107" style:parent-style-name="Standard" style:family="paragraph">
      <style:text-properties fo:font-weight="bold" style:font-weight-asian="bold" style:font-weight-complex="bold"/>
    </style:style>
    <style:style style:name="P108" style:parent-style-name="Standard" style:family="paragraph">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P111" style:parent-style-name="Standard" style:family="paragraph">
      <style:text-properties fo:font-weight="bold" style:font-weight-asian="bold" style:font-weight-complex="bold"/>
    </style:style>
    <style:style style:name="P112" style:parent-style-name="Standard" style:family="paragraph">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paragraph-properties fo:break-before="page"/>
    </style:style>
    <style:style style:name="P116" style:parent-style-name="Standard" style:family="paragraph">
      <style:text-properties fo:font-weight="bold" style:font-weight-asian="bold" style:font-weight-complex="bold"/>
    </style:style>
  </office:automatic-styles>
  <office:body>
    <office:text text:use-soft-page-breaks="true">
      <text:p text:style-name="P1">MDSC-102 Assignment 1</text:p>
      <text:p text:style-name="P2">Roll Number: 204222</text:p>
      <text:p text:style-name="P3"/>
      <text:p text:style-name="P4">1. What is a variable in Python?</text:p>
      <text:p text:style-name="Standard">A variable is a name that refers to a value.</text:p>
      <text:p text:style-name="Standard"/>
      <text:p text:style-name="P5">2. <text:s/>How do you create a variable?</text:p>
      <text:p text:style-name="Standard">In order to create a variable, we first need to write the name of the variable then assign a value to it using the<text:s/>assignment operator, as shown below.</text:p>
      <text:p text:style-name="Standard"/>
      <text:p text:style-name="Standard">variable_name = value</text:p>
      <text:p text:style-name="Standard">Ex: a = 2</text:p>
      <text:p text:style-name="Standard"/>
      <text:p text:style-name="P6">3. How do you check the value within a variable?</text:p>
      <text:p text:style-name="Standard">By printing out the variable.</text:p>
      <text:p text:style-name="Standard"/>
      <text:p text:style-name="P7">4. How do you create multiple variables in a single statement?</text:p>
      <text:p text:style-name="Standard">Multiple variables can be created oln a single line by separating the variable names by a comma(,).</text:p>
      <text:p text:style-name="Standard">Ex: a = 10, b = 5, c = 8</text:p>
      <text:p text:style-name="Standard"/>
      <text:p text:style-name="P8">5. How do you create multiple variables with the same value?</text:p>
      <text:p text:style-name="Standard">Multiple variables with the same value can be created as follows:</text:p>
      <text:p text:style-name="Standard">Ex: j = k = l = 9</text:p>
      <text:p text:style-name="Standard"/>
      <text:p text:style-name="P9">6. How do you change<text:s/>the value of a variable?</text:p>
      <text:p text:style-name="Standard">For example if previously a = 5, then we can reassign a new value to the variable ‘a’ as follows:</text:p>
      <text:p text:style-name="Standard"/>
      <text:p text:style-name="Standard">a = 10 (new value of a)</text:p>
      <text:p text:style-name="Standard"/>
      <text:p text:style-name="Standard"/>
      <text:p text:style-name="P10">7. How do you reassign a variable by modifying the previous value?</text:p>
      <text:p text:style-name="Standard">By using logical operators.</text:p>
      <text:p text:style-name="Standard">Add: +=</text:p>
      <text:p text:style-name="Standard">Subtract: -=<text:tab/></text:p>
      <text:p text:style-name="Standard"/>
      <text:p text:style-name="P11">8. What does the statement `counter += 4` do?</text:p>
      <text:p text:style-name="Standard">It will increment the value of the variable ‘counter’ by 4.</text:p>
      <text:p text:style-name="Standard"/>
      <text:p text:style-name="P12">9. What are the rules for naming a variable?</text:p>
      <text:p text:style-name="Standard">(i)Variable names can contain any letter, the underscore letter(“_”) <text:s/>and any digit(0-9)</text:p>
      <text:p text:style-name="Standard">(ii)Variable names should not start with a digit.</text:p>
      <text:p text:style-name="Standard">(iii)The built-in constant names True , False and None cannot be assigned as variable names.</text:p>
      <text:p text:style-name="Standard"/>
      <text:p text:style-name="P13">10. Are variable names case-sensitive? Do `a_variable`, `A_Variable`, and `A_VARIABLE` represent the same variable or different ones?</text:p>
      <text:p text:style-name="Standard">Yes, variable names are case-sensitive.</text:p>
      <text:p text:style-name="Standard">`a_variable`, `A_Variable`, and `A_VARIABLE` are different variables.</text:p>
      <text:p text:style-name="Standard"/>
      <text:p text:style-name="P14">11. What is Syntax? Why is it important?</text:p>
      <text:p text:style-name="Standard">Syntax is a universally accepted rules of writing code which makes code easier to compile or interpret.</text:p>
      <text:p text:style-name="Standard"/>
      <text:soft-page-break/>
      <text:p text:style-name="P15">12. What happens if you execute a statement with invalid syntax?</text:p>
      <text:p text:style-name="Standard">If the code is run, a ‘syntaxt error’ message will pop up.</text:p>
      <text:p text:style-name="Standard"/>
      <text:p text:style-name="P16">13. How do you check the data type of a variable?</text:p>
      <text:p text:style-name="Standard">We use the type() operator to check out the data type of a<text:s/>variable.</text:p>
      <text:p text:style-name="Standard">Ex:</text:p>
      <text:p text:style-name="Standard">b = 9</text:p>
      <text:p text:style-name="Standard">type (b)</text:p>
      <text:p text:style-name="Standard"/>
      <text:p text:style-name="P17">14. What are the built-in data types in Python?</text:p>
      <text:p text:style-name="Standard">(i) int</text:p>
      <text:p text:style-name="Standard">(ii) str</text:p>
      <text:p text:style-name="Standard">(iii) float</text:p>
      <text:p text:style-name="Standard">(iv) complex</text:p>
      <text:p text:style-name="Standard">(v) list</text:p>
      <text:p text:style-name="Standard">(vi) dictionary</text:p>
      <text:p text:style-name="Standard">(vii) set</text:p>
      <text:p text:style-name="Standard">(viii) tuple</text:p>
      <text:p text:style-name="Standard"/>
      <text:p text:style-name="P18">15. What is a primitive data type?</text:p>
      <text:p text:style-name="Textbody">A primitive datatype is a standalone datatype. i.e., it does not contain any other datatype as its component. Eg: numbers</text:p>
      <text:p text:style-name="P19"/>
      <text:p text:style-name="P20">16. What are the primitive data types available in Python?</text:p>
      <text:p text:style-name="Standard">Integer, float, boolean, string, char</text:p>
      <text:p text:style-name="Standard"/>
      <text:p text:style-name="P21">17. What is a data structure or container data type?</text:p>
      <text:p text:style-name="Textbody">It is a container that allows us to store a collection of data in certain ways that make certain operations convenient.</text:p>
      <text:p text:style-name="P22">18. What are the container types available in Python?</text:p>
      <text:p text:style-name="Textbody">Lists, tuples, sets, dictionaries.</text:p>
      <text:p text:style-name="P23">19. What kind of data does the Integer data type represent?</text:p>
      <text:p text:style-name="Standard">Integer data<text:s/>type represents numbers such as 1, 2, -3, -999...</text:p>
      <text:p text:style-name="Standard">The numbers should not be fractions or have decimals.</text:p>
      <text:p text:style-name="Standard"/>
      <text:p text:style-name="P24">20. What are the numerical limits of the integer data type?</text:p>
      <text:p text:style-name="Standard">No limits.</text:p>
      <text:p text:style-name="Standard"/>
      <text:p text:style-name="P25">21. What kind of data does the float data type represent?</text:p>
      <text:p text:style-name="Standard">Float data type represents real or decimal numbers.</text:p>
      <text:p text:style-name="Standard"/>
      <text:p text:style-name="P26">22. How does Python decide if a given number is a float or an integer?</text:p>
      <text:p text:style-name="Standard">A given number is a float if that number is a decimal number.</text:p>
      <text:p text:style-name="Standard">A given number is an integer if it a number without decimals.</text:p>
      <text:p text:style-name="Standard"/>
      <text:p text:style-name="Standard">Ex:</text:p>
      <text:p text:style-name="Standard"><text:tab/>Integer numbers: 1, 2345, 567, ...</text:p>
      <text:p text:style-name="Standard"><text:tab/>Float numbers: 1.23, 4.56, 34456.4455, ...</text:p>
      <text:p text:style-name="Standard"/>
      <text:soft-page-break/>
      <text:p text:style-name="P27">23. How can you create a variable which stores a whole number, e.g., 4 but has the float data type?</text:p>
      <text:p text:style-name="Standard">By type casting.</text:p>
      <text:p text:style-name="Standard"/>
      <text:p text:style-name="Standard">Ex:</text:p>
      <text:p text:style-name="Standard"><text:tab/>a = 4</text:p>
      <text:p text:style-name="Standard"><text:tab/>float(a)</text:p>
      <text:p text:style-name="Standard"/>
      <text:p text:style-name="P28">24. How do you create floats representing very large (e.g., 6.023 x 10^23) or very small numbers (0.000000123)?</text:p>
      <text:p text:style-name="Standard">a = 6.023e23</text:p>
      <text:p text:style-name="Standard">b = 1.23e-7</text:p>
      <text:p text:style-name="P29"/>
      <text:p text:style-name="P30">25. What does the expression `23e-12` represent?</text:p>
      <text:p text:style-name="Standard">0.000000000023</text:p>
      <text:p text:style-name="Standard"/>
      <text:p text:style-name="P31">26. Can floats be used to store numbers with unlimited precision?</text:p>
      <text:p text:style-name="Standard">No.</text:p>
      <text:p text:style-name="Standard"/>
      <text:p text:style-name="P32">27. What are the differences<text:s/>between integers and floats?</text:p>
      <text:p text:style-name="Standard">(i) Integers are whole numbers such as 1, 8, -6, 100, whereas floats are the representations of real numbers.</text:p>
      <text:p text:style-name="Standard"/>
      <text:p text:style-name="Standard">(ii) Integer arithmetic is exact whereas float will have an approximated value.</text:p>
      <text:p text:style-name="Standard"/>
      <text:p text:style-name="P33">28. How do you convert an integer to a float?</text:p>
      <text:p text:style-name="Standard">By typecasting the variable in which the integer value is stored.</text:p>
      <text:p text:style-name="Standard"/>
      <text:p text:style-name="Standard">Ex:</text:p>
      <text:p text:style-name="Standard">a = 4</text:p>
      <text:p text:style-name="Standard">float(4)</text:p>
      <text:p text:style-name="Standard"/>
      <text:p text:style-name="P34">29. How do you convert a float to an integer?</text:p>
      <text:p text:style-name="Standard">By typecasting the variable in which the float value is stored.</text:p>
      <text:p text:style-name="Standard"/>
      <text:p text:style-name="Standard">Ex:</text:p>
      <text:p text:style-name="Standard">a = 9.99</text:p>
      <text:p text:style-name="Standard">int(a)</text:p>
      <text:p text:style-name="Standard"/>
      <text:p text:style-name="P35">30. What is the result obtained when you convert 1.99 to an integer?</text:p>
      <text:p text:style-name="Standard">s<text:s/>= 1.99</text:p>
      <text:p text:style-name="Standard">int(s)<text:s/><text:tab/>//New value of<text:s/>s<text:s/>= 1</text:p>
      <text:p text:style-name="Standard"/>
      <text:p text:style-name="P36">31. What are the data types of the results of the division operators `/` and `//`?</text:p>
      <text:p text:style-name="Standard">The data type of the result of the operator ‘/’ is float.</text:p>
      <text:p text:style-name="Standard">Ex: 4/2 = 2.0</text:p>
      <text:p text:style-name="Standard">The data type of<text:s/>the result of the operator ‘//’ is int.</text:p>
      <text:p text:style-name="Standard">Ex: 4//2 = 2</text:p>
      <text:p text:style-name="Standard"/>
      <text:p text:style-name="P37">32. What kind of data does the Boolean data type represent?</text:p>
      <text:p text:style-name="Standard">True or False</text:p>
      <text:p text:style-name="Standard"/>
      <text:soft-page-break/>
      <text:p text:style-name="P38">33. Which types of Python operators return booleans as a result?</text:p>
      <text:p text:style-name="Standard">Logical Operators</text:p>
      <text:p text:style-name="Standard"/>
      <text:p text:style-name="P39"/>
      <text:p text:style-name="P40">34. What happens if you try to use a boolean in arithmetic operation?</text:p>
      <text:p text:style-name="Standard">When the boolean ‘True’ is used in arithmetic operation, it represents 1.</text:p>
      <text:p text:style-name="Standard">Ex: 1 + True = 2</text:p>
      <text:p text:style-name="Standard"/>
      <text:p text:style-name="Standard">When theboolean ‘False’ is used in arithmetic operataion, it represents 0.</text:p>
      <text:p text:style-name="Standard">Ex: 1 + False = 1</text:p>
      <text:p text:style-name="Standard"/>
      <text:p text:style-name="P41">35. How can any value in Python be covered<text:s/>to a boolean?</text:p>
      <text:p text:style-name="Standard">By typecasting the value to bool.</text:p>
      <text:p text:style-name="Standard"/>
      <text:p text:style-name="Standard">Any non-zero value will be typecasted to ‘True’.</text:p>
      <text:p text:style-name="Standard"/>
      <text:p text:style-name="Standard">Ex:</text:p>
      <text:p text:style-name="Standard">bool(9) = True</text:p>
      <text:p text:style-name="Standard">bool(0) = False</text:p>
      <text:p text:style-name="Standard"/>
      <text:p text:style-name="P42">36. What are truthy and falsy values?</text:p>
      <text:p text:style-name="Standard">When the boolean value of a non-boolean value is ‘True’, then that<text:s/>non-boolean value is known as truthy values.</text:p>
      <text:p text:style-name="Standard">Ex:</text:p>
      <text:p text:style-name="Standard">bool(1)<text:tab/><text:tab/>//True</text:p>
      <text:p text:style-name="Standard"/>
      <text:p text:style-name="Standard"/>
      <text:p text:style-name="Standard">When the boolean value of a non-boolean value is ‘False’, then then the non-boolean value is known as falsy values.</text:p>
      <text:p text:style-name="Standard">Ex:</text:p>
      <text:p text:style-name="Standard">bool(0)<text:tab/><text:tab/>//False</text:p>
      <text:p text:style-name="P43"/>
      <text:p text:style-name="P44">37. What are the values in Python that<text:s/>evaluate to False?</text:p>
      <text:p text:style-name="Standard">0 is the value that evaluates to False.</text:p>
      <text:p text:style-name="Standard"/>
      <text:p text:style-name="P45">38. Give some examples of values that evaluate to True.</text:p>
      <text:p text:style-name="Standard">Any non-zero values (Ex: 23,-3, -2.34) will be evaluated to True.</text:p>
      <text:p text:style-name="Standard"/>
      <text:p text:style-name="Standard">Ex: bool(99) = True</text:p>
      <text:p text:style-name="Standard"/>
      <text:p text:style-name="P46">39. What kind of data does the None data type represent?</text:p>
      <text:p text:style-name="Standard">It represents Nonetype.</text:p>
      <text:p text:style-name="Standard"/>
      <text:p text:style-name="P47">40. What is the purpose of None?</text:p>
      <text:p text:style-name="Textbody">It is used to declare a variable that does not reference any data.</text:p>
      <text:p text:style-name="P48">41. What kind of data does the String data type represent?</text:p>
      <text:p text:style-name="Standard">It represents an ordered, immutable sequence of characters.</text:p>
      <text:p text:style-name="Standard"/>
      <text:p text:style-name="P49">42. What are the different ways of creating strings in Python?</text:p>
      <text:p text:style-name="Standard">str = “Good”</text:p>
      <text:p text:style-name="Standard">print(str)<text:tab/>//Good</text:p>
      <text:p text:style-name="Standard"/>
      <text:soft-page-break/>
      <text:p text:style-name="Standard">sentence= “MDSC-101 \n MDSC-102”</text:p>
      <text:p text:style-name="Standard">print(sentence)<text:tab/>//MDSC-101</text:p>
      <text:p text:style-name="Standard"><text:tab/><text:tab/><text:tab/><text:s text:c="2"/>MDSC-102</text:p>
      <text:p text:style-name="Standard"/>
      <text:p text:style-name="P50">43. What is the difference between strings creating using single quotes i.e. `'` and `'` vs. those created using double quotes i.e. `\` and `\`?</text:p>
      <text:p text:style-name="Standard">There are actually no difference. Either of them can be used to represent strings.</text:p>
      <text:p text:style-name="Standard"/>
      <text:p text:style-name="P51">44. How do you<text:s/>create multi-line strings in Python?</text:p>
      <text:p text:style-name="Standard">Ex:</text:p>
      <text:p text:style-name="Standard">sentence = “Sairam \n How are you doing?”</text:p>
      <text:p text:style-name="Standard">print(sentence)<text:tab/>//Sairam</text:p>
      <text:p text:style-name="Standard"><text:s/><text:s text:c="3"/><text:s/><text:s text:c="21"/><text:tab/><text:s text:c="2"/>How are you doing?</text:p>
      <text:p text:style-name="Standard"/>
      <text:p text:style-name="P52">45. What is the newline character `\`?</text:p>
      <text:p text:style-name="Standard">\n is the new line character.</text:p>
      <text:p text:style-name="Standard"/>
      <text:p text:style-name="P53">46. What are escaped characters? How are they useful?</text:p>
      <text:p text:style-name="Textbody">Escaped characters are characters with special meaning, always starting with a backslash(\). They are used to add properties to a string such as new line, backspace, tab space, etc.</text:p>
      <text:p text:style-name="P54">47. How do you check the length of a string?</text:p>
      <text:p text:style-name="Standard">By using the ‘len()’ function.</text:p>
      <text:p text:style-name="Standard">Ex:</text:p>
      <text:p text:style-name="Standard">len(“Sairam”)<text:tab/><text:tab/>//answer: 6</text:p>
      <text:p text:style-name="Standard"/>
      <text:p text:style-name="P55">48. How do you convert a string into a list of characters?</text:p>
      <text:p text:style-name="Standard">By typecasting the string into a list.</text:p>
      <text:p text:style-name="Standard">Ex:</text:p>
      <text:p text:style-name="Standard">str = “Sairam”</text:p>
      <text:p text:style-name="Standard">print(list(str))<text:tab/><text:tab/>//[‘S’, ‘a’, ‘i’, ‘r’, ‘a’, ‘m’]</text:p>
      <text:p text:style-name="P56">49. How do you access a specific character from a string?</text:p>
      <text:p text:style-name="Standard">By using<text:s/>sqaure braces appended to the variable that is storing the string.</text:p>
      <text:p text:style-name="Standard">Ex:</text:p>
      <text:p text:style-name="Standard">str = “Sairam”</text:p>
      <text:p text:style-name="Standard">print(str[1])<text:tab/><text:tab/>//’a’</text:p>
      <text:p text:style-name="Standard"/>
      <text:p text:style-name="P57">50. How do you access a range of characters from a string?</text:p>
      <text:p text:style-name="Standard">Ex:</text:p>
      <text:p text:style-name="Standard">str = “Sairam”</text:p>
      <text:p text:style-name="Standard">print(str[0:3])<text:tab/><text:tab/>//’sai’</text:p>
      <text:p text:style-name="Standard"/>
      <text:p text:style-name="P58">51. How do you check if a specific character<text:s/>occurs in a string?</text:p>
      <text:p text:style-name="Standard">By using the ‘in’ keyword within a conditional statement.</text:p>
      <text:p text:style-name="Standard">Ex:</text:p>
      <text:p text:style-name="Standard">a = “Sairam”</text:p>
      <text:p text:style-name="Standard">if ‘r’ in a:</text:p>
      <text:p text:style-name="Standard"><text:tab/>print(“Present”)</text:p>
      <text:p text:style-name="Standard"/>
      <text:p text:style-name="P59">52. How do you check if a smaller string occurs within a bigger string?</text:p>
      <text:p text:style-name="Standard">By using the ‘in’ keyword, we can check whether a smaller string is present within a bigger one.</text:p>
      <text:p text:style-name="Standard">Ex:</text:p>
      <text:soft-page-break/>
      <text:p text:style-name="Standard">a = “Sairam”</text:p>
      <text:p text:style-name="Standard">if ‘ram’ in a:</text:p>
      <text:p text:style-name="Standard"><text:tab/>print(“Present”)</text:p>
      <text:p text:style-name="Standard"/>
      <text:p text:style-name="P60">53. How do you join two or more strings?</text:p>
      <text:p text:style-name="Standard">By using the ‘+’ operator</text:p>
      <text:p text:style-name="Standard">Ex:</text:p>
      <text:p text:style-name="Standard">a = “Sai”</text:p>
      <text:p text:style-name="Standard">b = “Ram”</text:p>
      <text:p text:style-name="Standard">c = a + b</text:p>
      <text:p text:style-name="Standard">print(c)<text:tab/>//SaiRam</text:p>
      <text:p text:style-name="Standard"/>
      <text:p text:style-name="P61"/>
      <text:p text:style-name="P62"/>
      <text:p text:style-name="P63">54. What are \methods\ in Python? How<text:s/>are they different from functions?</text:p>
      <text:p text:style-name="Textbody">Methods are operations that belong to a class. They are bound to a class and can be called using a reference of an object of the class. Functions can usually be called without the need of an object.</text:p>
      <text:p text:style-name="P64">55. What do the `.lower` `.upper` and `.capitalize` methods on strings do?</text:p>
      <text:p text:style-name="Standard">.lower – convert all the alphabets of a string to lower case</text:p>
      <text:p text:style-name="Standard">.upper – convert all the alphabets of a string upper case</text:p>
      <text:p text:style-name="Standard">.capitalize – makes the first character of the word to upper case</text:p>
      <text:p text:style-name="Standard"/>
      <text:p text:style-name="P65">56. How do you replace a specific part of a string with something else?</text:p>
      <text:p text:style-name="Standard">By using the ‘replace’ method.</text:p>
      <text:p text:style-name="Standard">Ex:</text:p>
      <text:p text:style-name="Standard">a = “Sairam”</text:p>
      <text:p text:style-name="Standard">a.replace(‘S’, ‘s’)</text:p>
      <text:p text:style-name="Standard">print(a)<text:tab/>//sairam</text:p>
      <text:p text:style-name="Standard"/>
      <text:p text:style-name="P66">57. How do you split the string \SunMonTueWedThuFriSat\ into a list of days?</text:p>
      <text:p text:style-name="Standard">By using the split method.</text:p>
      <text:p text:style-name="Standard">Ex:</text:p>
      <text:p text:style-name="Standard">a = “Sun Mon Tue Wed Thu Fri Sat”</text:p>
      <text:p text:style-name="Standard">a.split()<text:tab/>//[‘Sun’, ‘Mon’, ‘Tue’, ‘Wed’, ‘Thu’, ‘Fri’, ‘Sat’]</text:p>
      <text:p text:style-name="Standard"/>
      <text:p text:style-name="P67">58. How do you remove whitespace from the beginning and end of a string?</text:p>
      <text:p text:style-name="Standard">By using the strip()<text:s/>method.</text:p>
      <text:p text:style-name="Standard"/>
      <text:p text:style-name="P68">59. What is the string `.format` method used for? Can you give an example?</text:p>
      <text:p text:style-name="Standard">It is used to insert variables into a string.</text:p>
      <text:p text:style-name="Standard">Ex:</text:p>
      <text:p text:style-name="Standard">str = “Vignesh”</text:p>
      <text:p text:style-name="Standard">sentence = “Sairam, how are you {}.”</text:p>
      <text:p text:style-name="Standard">sentence.format(str)<text:tab/>//Answer: “Sairam, how are you<text:s/>Vignesh.”</text:p>
      <text:p text:style-name="Standard"/>
      <text:p text:style-name="P69">60. What are the benefits of using the `.format` method instead of string concatenation?</text:p>
      <text:p text:style-name="Textbody">Once a string is defined having curly braces, the format function can be called on it any number of times while passing different variables to replace the braces. Such is not the case for concatenation.</text:p>
      <text:p text:style-name="P70">61. How do you convert a value of another type to a string?</text:p>
      <text:p text:style-name="Standard">By typecasting.</text:p>
      <text:p text:style-name="Standard">a = 9</text:p>
      <text:soft-page-break/>
      <text:p text:style-name="Standard">str(a)<text:tab/>// “9”</text:p>
      <text:p text:style-name="Standard"/>
      <text:p text:style-name="P71">62. How do you check if two strings have the same value?</text:p>
      <text:p text:style-name="Textbody">Using the == operator.</text:p>
      <text:p text:style-name="P72">63. Where can you find the list<text:s/>of all the methods supported by strings?</text:p>
      <text:p text:style-name="Standard">a = “Sairam”</text:p>
      <text:p text:style-name="Standard">dir(a)<text:tab/><text:tab/>//will print all the method supported by strings</text:p>
      <text:p text:style-name="Standard"/>
      <text:p text:style-name="P73">64. What is a list in Python?</text:p>
      <text:p text:style-name="Textbody">A list is an ordered, mutable array of objects.</text:p>
      <text:p text:style-name="P74">65. How do you create a list?</text:p>
      <text:p text:style-name="Standard">Ex:</text:p>
      <text:p text:style-name="Standard">list = [‘S’, ‘a’, ‘i’]</text:p>
      <text:p text:style-name="Standard"/>
      <text:p text:style-name="P75">66. Can<text:s/>a Python list contain values of different data types?</text:p>
      <text:p text:style-name="Standard">Yes.</text:p>
      <text:p text:style-name="Standard"/>
      <text:p text:style-name="P76">67. Can a list contain another list as an element within it?</text:p>
      <text:p text:style-name="Standard">Yes.</text:p>
      <text:p text:style-name="Standard"/>
      <text:p text:style-name="P77">68. Can you create a list without any values?</text:p>
      <text:p text:style-name="Standard">Yes.</text:p>
      <text:p text:style-name="Standard"/>
      <text:p text:style-name="P78">69. How do you check the length of a list in Python?</text:p>
      <text:p text:style-name="Standard">By using the len()<text:s/>function.</text:p>
      <text:p text:style-name="Standard"/>
      <text:p text:style-name="P79">70. How do you retrieve a value from a list?</text:p>
      <text:p text:style-name="Standard">By using indexing.</text:p>
      <text:p text:style-name="Standard">Ex:</text:p>
      <text:p text:style-name="Standard">list = [‘S’, ‘a’, ‘i’]</text:p>
      <text:p text:style-name="Standard">list[1]<text:tab/><text:tab/>//returns ‘a’</text:p>
      <text:p text:style-name="P80">71. What is the smallest and largest index you can use to access elements from a list containing five elements?</text:p>
      <text:p text:style-name="Standard">Smallest: -5</text:p>
      <text:p text:style-name="Standard">Largest is 4.</text:p>
      <text:p text:style-name="Standard"/>
      <text:p text:style-name="P81">72. What happens if you try to access an index equal to or larger than the size of a list?</text:p>
      <text:p text:style-name="Standard">It throws an index out of range error.</text:p>
      <text:p text:style-name="Standard"/>
      <text:p text:style-name="P82">73. What happens if you try to access a negative index within a list?</text:p>
      <text:p text:style-name="Standard"/>
      <text:p text:style-name="P83">74. How do you access a range of<text:s/>elements from a list?</text:p>
      <text:p text:style-name="Standard">Ex:</text:p>
      <text:p text:style-name="Standard">list = [‘S’, ‘a’, ‘i’]</text:p>
      <text:p text:style-name="Standard">list[0:2]<text:tab/><text:tab/>//returns [‘S’, ‘a’]</text:p>
      <text:p text:style-name="Standard"/>
      <text:p text:style-name="P84">75. How many elements does the list returned by the expression `a_list[2:5]` contain?</text:p>
      <text:p text:style-name="Standard">3</text:p>
      <text:p text:style-name="Standard"/>
      <text:p text:style-name="P85">76. What do the ranges `a_list[:2]` and `a_list[2:]` represent?</text:p>
      <text:p text:style-name="Standard">a_list[:2] will<text:s/>get all values from the 0<text:span text:style-name="T86">th</text:span><text:s/>index to the (2-1)<text:span text:style-name="T87">th</text:span><text:s/>index.</text:p>
      <text:soft-page-break/>
      <text:p text:style-name="Standard">a_list[2:] will get all elements from 2<text:span text:style-name="T88">nd</text:span><text:s/>index to the last index.</text:p>
      <text:p text:style-name="Standard"/>
      <text:p text:style-name="P89">77. How do you change the item stored at a specific index within a list?</text:p>
      <text:p text:style-name="Standard">Ex:</text:p>
      <text:p text:style-name="Standard">list = [1, 2, 3]</text:p>
      <text:p text:style-name="Standard">list[1] = 9<text:tab/><text:tab/></text:p>
      <text:p text:style-name="Standard">//[1, 9, 3]</text:p>
      <text:p text:style-name="Standard"/>
      <text:p text:style-name="P90">78. How do<text:s/>you insert a new item at the beginning middle or end of a list?</text:p>
      <text:p text:style-name="Standard">By using the insert() method.</text:p>
      <text:p text:style-name="Standard"/>
      <text:p text:style-name="P91">79. How do you remove an item from a list?</text:p>
      <text:p text:style-name="Standard">By using either the pop() or remove() method.</text:p>
      <text:p text:style-name="Standard"/>
      <text:p text:style-name="P92">80. How do you remove the item at a given index from a list?</text:p>
      <text:p text:style-name="Standard">By using the remove() method.</text:p>
      <text:p text:style-name="Standard"/>
      <text:p text:style-name="P93">81. How do you check if a list contains a value?</text:p>
      <text:p text:style-name="Standard">By using the ‘in’ keyword.</text:p>
      <text:p text:style-name="Standard"/>
      <text:p text:style-name="P94">82. How do you combine two or most lists to create a larger list?</text:p>
      <text:p text:style-name="Standard">By using the extend() method.</text:p>
      <text:p text:style-name="Standard">Ex:</text:p>
      <text:p text:style-name="Standard">a = [‘S’, ‘a’, ‘i’]</text:p>
      <text:p text:style-name="Standard">b = [‘R’, ‘a’, ‘m’]</text:p>
      <text:p text:style-name="Standard">a.extends(b)</text:p>
      <text:p text:style-name="Standard">print(a)<text:s/><text:tab/>//[‘S’, ‘a’, ‘i’, ‘r’, ‘a’, ‘m’]</text:p>
      <text:p text:style-name="Standard"/>
      <text:p text:style-name="P95">83. How do you create a copy of a list?</text:p>
      <text:p text:style-name="Standard">By using the copy() method.</text:p>
      <text:p text:style-name="Standard"/>
      <text:p text:style-name="P96">84. Does the expression `a_new_list = a_list` create a copy of the list `a_list`?</text:p>
      <text:p text:style-name="Textbody">No, it just means that a_new_list and a_list both point to the same list.</text:p>
      <text:p text:style-name="P97">85. Where can you find the list of all the methods supported by lists?</text:p>
      <text:p text:style-name="Standard">By using dir(list).</text:p>
      <text:p text:style-name="Standard"/>
      <text:p text:style-name="P98">86. What is a Tuple in Python?</text:p>
      <text:p text:style-name="Standard">A tuple can be thought as an immutable list which is constructed by placing items insdie the<text:s/>parentheses.</text:p>
      <text:p text:style-name="Standard"/>
      <text:p text:style-name="P99">87. How is a tuple different from a list?</text:p>
      <text:p text:style-name="Standard">A list is mutable, a tuple is immutable.</text:p>
      <text:p text:style-name="Standard"/>
      <text:p text:style-name="P100">88. Can you add or remove elements in a tuple?</text:p>
      <text:p text:style-name="Standard">No.</text:p>
      <text:p text:style-name="Standard"/>
      <text:p text:style-name="P101">89. How do you create a tuple with just one element?</text:p>
      <text:p text:style-name="Standard">a = (1,)</text:p>
      <text:p text:style-name="Standard"/>
      <text:p text:style-name="P102">90. How do you convert a tuple to a list and vice versa?</text:p>
      <text:p text:style-name="Standard">By typecasting.</text:p>
      <text:p text:style-name="Standard">Ex:</text:p>
      <text:soft-page-break/>
      <text:p text:style-name="Standard">a = (1,2,3)</text:p>
      <text:p text:style-name="Standard">list(a)</text:p>
      <text:p text:style-name="Standard">print(a)<text:tab/>//[1,2,3]</text:p>
      <text:p text:style-name="Standard"/>
      <text:p text:style-name="P103">91. What are the `count` and `index` method of a Tuple used for?</text:p>
      <text:p text:style-name="Standard">count() - takes an argument and counts the number of time that element is present in a tuple</text:p>
      <text:p text:style-name="Standard">index() - takes an<text:s/>argument and returns the index of the first occurrence of that argument.</text:p>
      <text:p text:style-name="Standard"/>
      <text:p text:style-name="P104">92. What is a dictionary in Python?</text:p>
      <text:p text:style-name="Standard">A dictionary can be considered as a type of associative array and are mutable objects.</text:p>
      <text:p text:style-name="Standard">A dictionary is a collection of key-value pairs, wherein the keys must be unique and the values need not be unique.</text:p>
      <text:p text:style-name="Standard"/>
      <text:p text:style-name="P105">93. How do you create a dictionary?</text:p>
      <text:p text:style-name="Standard">Ex:</text:p>
      <text:p text:style-name="Standard">a = {‘name’: ‘vignesh’, ‘class’ : ‘MSc’}</text:p>
      <text:p text:style-name="Standard">type(a)<text:tab/><text:tab/>//&lt;class 'dict'&gt;</text:p>
      <text:p text:style-name="Standard"/>
      <text:p text:style-name="P106">94. What are keys and values?</text:p>
      <text:p text:style-name="Standard">Keys are the identities of the attributes/elements of the dictionary and values are the actual data stored in them.</text:p>
      <text:p text:style-name="Standard"/>
      <text:p text:style-name="P107">95. How do you access the value associated with a specific key in a dictionary?</text:p>
      <text:p text:style-name="Standard">Ex:</text:p>
      <text:p text:style-name="Standard">a = {‘name’: ‘vignesh’, ‘class’ : ‘MSc’}</text:p>
      <text:p text:style-name="Standard">a[class]<text:tab/>//’Msc’</text:p>
      <text:p text:style-name="Standard"/>
      <text:p text:style-name="P108">96. What happens if you try to access the value for a key that doesn't exist in a dictionary?</text:p>
      <text:p text:style-name="Standard">It throws a key error.</text:p>
      <text:p text:style-name="Standard"/>
      <text:p text:style-name="P109">97. What is the `.get` method of a dictionary used for?</text:p>
      <text:p text:style-name="Textbody">It is used to retrieve a value from a dictionary using its key if the pair exists.</text:p>
      <text:p text:style-name="P110">98. How do you change the value associated with a key in a dictionary?</text:p>
      <text:p text:style-name="Standard">Ex:</text:p>
      <text:p text:style-name="Standard">a = {‘name’: ‘vignesh’, ‘class’ : ‘Msc’}</text:p>
      <text:p text:style-name="Standard">a[‘name’] = ‘sairam’</text:p>
      <text:p text:style-name="Standard">print(a)<text:tab/>//{‘name’: ‘sairam’, ‘class’ : ‘Msc’}</text:p>
      <text:p text:style-name="Standard"/>
      <text:p text:style-name="P111">99. How do you add or remove a key-value pair in a dictionary?</text:p>
      <text:p text:style-name="Standard">Ex:</text:p>
      <text:p text:style-name="Standard">(i) Add key-value pair</text:p>
      <text:p text:style-name="Standard">a = {‘name’: ‘vignesh’,<text:s/>‘class’ : ‘Msc’}</text:p>
      <text:p text:style-name="Standard">a[‘age’] = 22</text:p>
      <text:p text:style-name="Standard">print(a)<text:tab/>//{‘name’: ‘vignesh’, ‘class’ : ‘Msc’, ‘age’ : 22}</text:p>
      <text:p text:style-name="Standard"/>
      <text:p text:style-name="Standard">(ii)Remove key-value pair</text:p>
      <text:p text:style-name="Standard">del a[‘class’]</text:p>
      <text:p text:style-name="Standard">print(a)<text:tab/>//{‘name’: ‘vignesh’, ‘age’ : 22}</text:p>
      <text:p text:style-name="Standard"/>
      <text:p text:style-name="P112">100. How do you access the keys values and key-value pairs within a dictionary?</text:p>
      <text:p text:style-name="Standard">Ex:</text:p>
      <text:p text:style-name="Standard">(i) Accessing keys</text:p>
      <text:soft-page-break/>
      <text:p text:style-name="Standard">a = {‘name’: ‘vignesh’, ‘class’ : ‘Msc’}</text:p>
      <text:p text:style-name="Standard">a.keys()<text:tab/>//dict_keys(['name', 'class'])</text:p>
      <text:p text:style-name="Standard"/>
      <text:p text:style-name="Standard">a.values()<text:tab/>//dict_values(['vignesh', ‘Msc’])</text:p>
      <text:p text:style-name="Standard"/>
      <text:p text:style-name="Standard">(ii)Accessing key-value pairs</text:p>
      <text:p text:style-name="Standard">By using the items() method.</text:p>
      <text:p text:style-name="Standard"/>
      <text:p text:style-name="Standard">a.items()<text:tab/>//dict_items([('name', 'vignesh'),<text:s/>('class', ‘MSc’)])</text:p>
      <text:p text:style-name="Standard"/>
      <text:p text:style-name="P113"/>
      <text:p text:style-name="Standard"/>
      <text:p text:style-name="Standard"/>
      <text:p text:style-name="Standard"/>
      <text:p text:style-name="Standard"/>
      <text:p text:style-name="Standard"/>
      <text:p text:style-name="Standard"/>
      <text:p text:style-name="Standard"/>
      <text:p text:style-name="Standard"/>
      <text:p text:style-name="Standard"/>
      <text:p text:style-name="P114"/>
      <text:p text:style-name="P1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6"/>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ajendranath Sham</dc:creator>
    <meta:creation-date>2023-07-06T14:17:00Z</meta:creation-date>
    <dc:date>2023-07-18T07:56:00Z</dc:date>
    <meta:template xlink:href="Normal.dotm" xlink:type="simple"/>
    <meta:editing-cycles>12</meta:editing-cycles>
    <meta:editing-duration>PT2280S</meta:editing-duration>
    <meta:document-statistic meta:page-count="11" meta:paragraph-count="29" meta:word-count="2183" meta:character-count="14602" meta:row-count="103" meta:non-whitespace-character-count="12448"/>
  </office:meta>
</office:document-meta>
</file>